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start" style:justify-single-word="false">
        <style:tab-stops>
          <style:tab-stop style:position="2.4063in"/>
        </style:tab-stops>
      </style:paragraph-properties>
    </style:style>
    <style:style style:name="P2" style:family="paragraph" style:parent-style-name="Standard">
      <style:paragraph-properties fo:text-align="start" style:justify-single-word="false">
        <style:tab-stops>
          <style:tab-stop style:position="0.5626in"/>
          <style:tab-stop style:position="2.4063in"/>
        </style:tab-stops>
      </style:paragraph-properties>
    </style:style>
    <style:style style:name="P3" style:family="paragraph" style:parent-style-name="Standard" style:list-style-name="WWNum1"/>
    <style:style style:name="P4" style:family="paragraph" style:parent-style-name="Standard">
      <style:text-properties style:text-line-through-style="none" style:text-line-through-type="none"/>
    </style:style>
    <style:style style:name="P5" style:family="paragraph" style:parent-style-name="Standard">
      <style:text-properties style:text-line-through-style="none" style:text-line-through-type="none" style:text-underline-style="solid" style:text-underline-width="auto" style:text-underline-color="font-color"/>
    </style:style>
    <style:style style:name="P6" style:family="paragraph" style:parent-style-name="Standard">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list-style-name="WWNum2"/>
    <style:style style:name="P9" style:family="paragraph" style:parent-style-name="Standard">
      <style:paragraph-properties>
        <style:tab-stops>
          <style:tab-stop style:position="0.7083in"/>
        </style:tab-stops>
      </style:paragraph-properties>
    </style:style>
    <style:style style:name="P10" style:family="paragraph" style:parent-style-name="Standard" style:list-style-name="WWNum3">
      <style:paragraph-properties>
        <style:tab-stops>
          <style:tab-stop style:position="0.7083in"/>
        </style:tab-stops>
      </style:paragraph-properties>
    </style:style>
    <style:style style:name="P11" style:family="paragraph" style:parent-style-name="Standard" style:list-style-name="WWNum4">
      <style:paragraph-properties>
        <style:tab-stops>
          <style:tab-stop style:position="0.7083in"/>
        </style:tab-stops>
      </style:paragraph-properties>
    </style:style>
    <style:style style:name="P12" style:family="paragraph" style:parent-style-name="Standard">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style:tab-stops>
          <style:tab-stop style:position="0.7083in"/>
        </style:tab-stops>
      </style:paragraph-properties>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style="normal" style:text-underline-style="none" fo:font-weight="bold" style:font-style-asian="normal" style:font-weight-asian="bold" style:font-style-complex="normal" style:font-weight-complex="bold"/>
    </style:style>
    <style:style style:name="P15" style:family="paragraph" style:parent-style-name="Standard">
      <style:paragraph-properties>
        <style:tab-stops>
          <style:tab-stop style:position="0.7083in"/>
        </style:tab-stops>
      </style:paragraph-properties>
      <style:text-properties fo:font-style="normal" style:text-underline-style="none" fo:font-weight="bold" style:font-style-asian="normal" style:font-weight-asian="bold" style:font-style-complex="normal"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style:tab-stops>
          <style:tab-stop style:position="0.7083in"/>
        </style:tab-stops>
      </style:paragraph-properties>
      <style:text-properties fo:font-weight="normal" style:font-weight-asian="normal" style:font-weight-complex="normal"/>
    </style:style>
    <style:style style:name="P18" style:family="paragraph" style:parent-style-name="Standard" style:list-style-name="WWNum6"/>
    <style:style style:name="P19" style:family="paragraph" style:parent-style-name="Standard" style:list-style-name="WWNum5"/>
    <style:style style:name="P20" style:family="paragraph" style:parent-style-name="Standard">
      <style:text-properties fo:font-variant="normal" fo:text-transform="none" fo:color="#22222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tyle="normal" fo:font-weight="bold" style:font-style-asian="normal" style:font-weight-asian="bold"/>
    </style:style>
    <style:style style:name="P22" style:family="paragraph" style:parent-style-name="Standard">
      <style:paragraph-properties fo:padding-left="0in" fo:padding-right="0in" fo:padding-top="0in" fo:padding-bottom="0.028in" fo:border-left="none" fo:border-right="none" fo:border-top="none" fo:border-bottom="0.26pt solid #000000"/>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master-page-name="Standard">
      <style:paragraph-properties fo:text-align="start" style:justify-single-word="false" style:page-number="auto">
        <style:tab-stops>
          <style:tab-stop style:position="2.4063in"/>
        </style:tab-stops>
      </style:paragraph-properties>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text-line-through-style="none" style:text-line-through-type="none"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style:font-name="Liberation Serif" fo:font-size="12pt" style:font-size-asian="12pt" style:font-size-complex="12pt"/>
    </style:style>
    <style:style style:name="T8" style:family="text">
      <style:text-properties style:font-name="Liberation Serif" fo:font-style="normal" style:text-underline-style="none" fo:font-weight="normal" style:font-style-asian="normal" style:font-weight-asian="normal" style:font-style-complex="normal" style:font-weight-complex="normal"/>
    </style:style>
    <style:style style:name="T9" style:family="text">
      <style:text-properties style:font-name="Liberation Serif" fo:font-style="normal" fo:font-weight="bold" style:font-style-asian="normal" style:font-weight-asian="bold"/>
    </style:style>
    <style:style style:name="T10" style:family="text">
      <style:text-properties fo:font-variant="normal" fo:text-transform="none" fo:color="#222222" style:font-name="Liberation Serif" fo:font-size="12pt" fo:letter-spacing="normal" fo:font-style="normal" fo:font-weight="normal" style:font-size-asian="12pt" style:font-style-asian="normal" style:font-weight-asian="normal" style:font-size-complex="12pt"/>
    </style:style>
    <style:style style:name="T11" style:family="text">
      <style:text-properties fo:font-variant="normal" fo:text-transform="none" fo:color="#222222"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_DdeLink__3_1839091426"/><text:tab/>Humanitarian Supply Chain (HSC)</text:p>
      <text:p text:style-name="P1">Keywords:</text:p>
      <text:p text:style-name="P1">-Disaster relief supply chain</text:p>
      <text:p text:style-name="Standard">-Pre-disaster<text:span text:style-name="T1"> stage, response stage and post-disaster stage </text:span></text:p>
      <text:p text:style-name="Standard"><text:span text:style-name="T1">-Management of science(MS)/ Operation Research (OS)</text:span></text:p>
      <text:p text:style-name="Standard"><text:span text:style-name="T1">-Post-disaster period:</text:span></text:p>
      <text:list xml:id="list3669850031" text:style-name="WWNum1">
        <text:list-item>
          <text:p text:style-name="P3"><text:span text:style-name="T1">Immediate</text:span></text:p>
        </text:list-item>
        <text:list-item>
          <text:p text:style-name="P3"><text:span text:style-name="T1">Long term</text:span></text:p>
        </text:list-item>
      </text:list>
      <text:p text:style-name="P4"/>
      <text:p text:style-name="Standard"><text:span text:style-name="T2">Objective:</text:span></text:p>
      <text:p text:style-name="Standard"><text:span text:style-name="T1"><text:tab/>To create humanitarian supply chain from individual effort.</text:span></text:p>
      <text:p text:style-name="P5"/>
      <text:p text:style-name="Standard"><text:span text:style-name="T2">Features</text:span><text:span text:style-name="T3">:</text:span></text:p>
      <text:p text:style-name="P2">-Anyone can sign up with verified document issued by government of Nepal.</text:p>
      <text:p text:style-name="P2">-Any Nepali national can become a member.</text:p>
      <text:p text:style-name="Standard">-Once you become a member, you can voluntarily work to collect information of people in danger, check and verify someone’s work from your area and join hands to establish HSC during disaster response and post-disaster stage.</text:p>
      <text:p text:style-name="Standard">-One has full control over his private information i.e. you can control what information to display at any time but your name, profile picture and at least one contact information (e.g. email/phone/social media) are always visible.</text:p>
      <text:p text:style-name="Standard">-However, you can never make your identity verification document public.</text:p>
      <text:p text:style-name="Standard">- Every record in the database get membership but they are not considered as volunteer. They can access their profile using registered phone number.</text:p>
      <text:p text:style-name="Standard"/>
      <text:p text:style-name="Standard">What kind of information do we want?</text:p>
      <text:p text:style-name="Standard">-Daily wage workers</text:p>
      <text:p text:style-name="Standard">-<text:span text:style-name="T7">L</text:span><text:span text:style-name="T10">abourer</text:span></text:p>
      <text:p text:style-name="Standard">-Homeless / No possession of land or property</text:p>
      <text:p text:style-name="Standard">-People under extreme poverty</text:p>
      <text:p text:style-name="Standard"/>
      <text:p text:style-name="Standard">Why them?</text:p>
      <text:p text:style-name="Standard">-No matter the nature of disaster, they are the ones at high risk.</text:p>
      <text:p text:style-name="Standard"/>
      <text:p text:style-name="Standard">How to get data?</text:p>
      <text:p text:style-name="Standard">Phase1: Prototype and testing</text:p>
      <text:p text:style-name="Standard">-We’ll conduct few field surveys in our locality and add the information gathered into a database.</text:p>
      <text:p text:style-name="Standard"/>
      <text:p text:style-name="Standard">Phase2: For full scale implementation</text:p>
      <text:p text:style-name="Standard">-Collaboration with NGOs and INGOs to get access to their survey reports.</text:p>
      <text:p text:style-name="Standard">-Co-operation with Governmental bodies.</text:p>
      <text:p text:style-name="Standard">-Most importantly local authorities and local government.</text:p>
      <text:p text:style-name="Standard"/>
      <text:p text:style-name="Standard"><text:span text:style-name="T6">Information verification:</text:span></text:p>
      <text:p text:style-name="Standard"><text:span text:style-name="T12">Phase1: Prototype</text:span></text:p>
      <text:p text:style-name="Standard"><text:span text:style-name="T12"><text:tab/>We can assume that every information collected is reliable as each record is checked and verified by door to door survey from our team.</text:span></text:p>
      <text:p text:style-name="P6"/>
      <text:p text:style-name="Standard"><text:span text:style-name="T12">Phase 2: Full scale implementation</text:span></text:p>
      <text:p text:style-name="Standard"><text:span text:style-name="T12"><text:tab/>Once the application goes to full scale implementation, based on the address of a particular entry volunteer members from that area are asked to verify the information. We are interested in particular information, that is their economic condition and family’s income source. One can either </text:span><text:soft-page-break/><text:span text:style-name="T12">say yes to the entered information or choose something else from a list of given options. Top three answers are saved which will play a vital role to determine level of priority later on.</text:span></text:p>
      <text:p text:style-name="Standard"><text:span text:style-name="T12"><text:tab/><text:tab/><text:tab/><text:tab/>Record Entry Form Sample</text:span></text:p>
      <text:p text:style-name="Standard"><text:span text:style-name="T12">(For head of the family)</text:span></text:p>
      <text:p text:style-name="Standard"><text:span text:style-name="T12">Name:</text:span></text:p>
      <text:p text:style-name="Standard"><text:span text:style-name="T12">Address:</text:span></text:p>
      <text:list xml:id="list3731337253" text:style-name="WWNum2">
        <text:list-item>
          <text:p text:style-name="P8"><text:span text:style-name="T12">Temporary</text:span></text:p>
        </text:list-item>
        <text:list-item>
          <text:p text:style-name="P8"><text:span text:style-name="T12">Permanent</text:span></text:p>
        </text:list-item>
      </text:list>
      <text:p text:style-name="Standard"><text:span text:style-name="T12">Contact:</text:span></text:p>
      <text:list xml:id="list209417681" text:style-name="WWNum3">
        <text:list-item>
          <text:p text:style-name="P10"><text:span text:style-name="T12">Phone</text:span></text:p>
        </text:list-item>
        <text:list-item>
          <text:p text:style-name="P10"><text:span text:style-name="T12">Mobile</text:span></text:p>
        </text:list-item>
      </text:list>
      <text:p text:style-name="P9"><text:span text:style-name="T12">Occupation:</text:span></text:p>
      <text:p text:style-name="P9"><text:span text:style-name="T12">Main source of family income:</text:span></text:p>
      <text:p text:style-name="P13"/>
      <text:p text:style-name="P9"><text:span text:style-name="T12">Family Members:</text:span></text:p>
      <text:p text:style-name="P9"><text:span text:style-name="T12">Name:</text:span></text:p>
      <text:p text:style-name="P9"><text:span text:style-name="T12">Temporary Address:</text:span></text:p>
      <text:p text:style-name="P9"><text:span text:style-name="T12">Occupation:</text:span></text:p>
      <text:p text:style-name="P9"><text:span text:style-name="T12">Relation of family’s head:</text:span></text:p>
      <text:p text:style-name="P9"><text:span text:style-name="T12">Identity verification document: upload</text:span></text:p>
      <text:p text:style-name="P13"/>
      <text:p text:style-name="P9"><text:span text:style-name="T12">Based of the identity document, which could be any of the following:</text:span></text:p>
      <text:list xml:id="list822038088" text:style-name="WWNum4">
        <text:list-item>
          <text:p text:style-name="P11"><text:span text:style-name="T12">Citizenship</text:span></text:p>
        </text:list-item>
        <text:list-item>
          <text:p text:style-name="P11"><text:span text:style-name="T12">Passport</text:span></text:p>
        </text:list-item>
        <text:list-item>
          <text:p text:style-name="P11"><text:span text:style-name="T12">Voter’s ID</text:span></text:p>
        </text:list-item>
        <text:list-item>
          <text:p text:style-name="P11"><text:span text:style-name="T12">Birth certificate</text:span></text:p>
        </text:list-item>
      </text:list>
      <text:p text:style-name="P9"><text:span text:style-name="T12">Following information must be entered:</text:span></text:p>
      <text:p text:style-name="P9"><text:span text:style-name="T12">ID no.:</text:span></text:p>
      <text:p text:style-name="P9"><text:span text:style-name="T12">Date of Issuance:</text:span></text:p>
      <text:p text:style-name="P9"><text:span text:style-name="T12">Issued by:</text:span></text:p>
      <text:p text:style-name="P13"/>
      <text:p text:style-name="P9"><text:span text:style-name="T12">Signature of all family members along with their identity card if possible.</text:span></text:p>
      <text:p text:style-name="P15"/>
      <text:p text:style-name="P9"><text:span text:style-name="T13">How does the system work?</text:span></text:p>
      <text:p text:style-name="P9"><text:span text:style-name="T13">-</text:span><text:span text:style-name="T12"> A post to help a family is generated which is uniquely identified by an automated ID</text:span></text:p>
      <text:p text:style-name="P9"><text:span text:style-name="T12">ID Format : Date – Disaster Type – Location - Case Number</text:span></text:p>
      <text:p text:style-name="P17"/>
      <text:p text:style-name="P9"><text:span text:style-name="T13">Who can generate such posts?</text:span></text:p>
      <text:p text:style-name="P9"><text:span text:style-name="T13">- </text:span><text:span text:style-name="T12">Any member with some evident proof (image or a short video)</text:span></text:p>
      <text:p text:style-name="P9"><text:span text:style-name="T12">- The victim himself</text:span></text:p>
      <text:p text:style-name="P9"><text:span text:style-name="T12">- If the victim’s record is available, post gets approved immediately. Basically he is posting from his account. </text:span></text:p>
      <text:p text:style-name="P9"><text:span text:style-name="T12">- If the victim is not in record, post gets approved if at least 5-10 people from that place verify the post.</text:span></text:p>
      <text:p text:style-name="P17"/>
      <text:p text:style-name="P9"><text:span text:style-name="T12"><text:s/><text:tab/><text:tab/></text:span><text:span text:style-name="T13">Sample of <text:s/>Post Generating Form:</text:span></text:p>
      <text:p text:style-name="P9"><text:span text:style-name="T12">Name:</text:span></text:p>
      <text:p text:style-name="P9"><text:span text:style-name="T12">Address: Location + entered</text:span></text:p>
      <text:p text:style-name="P9"><text:span text:style-name="T12">Phone number:</text:span></text:p>
      <text:p text:style-name="P9"><text:span text:style-name="T12">Proof : Photo or a short video</text:span></text:p>
      <text:p text:style-name="P9"><text:span text:style-name="T12">Most important things they need : based on priority (maximum 3 ) </text:span></text:p>
      <text:p text:style-name="P9"><text:soft-page-break/><text:span text:style-name="T12">Note: Maximum number of items will change based on the number of days passed since the disaster occurred. As the time passes and situation calms down, people are looking forward to resuming their life so they might need more things for recovery whereas first few days will be a struggle for survival thus most essential things are given priority.</text:span></text:p>
      <text:p text:style-name="P13"/>
      <text:p text:style-name="Standard"><text:span text:style-name="T12">If first three fields match to our database, post immediately approved otherwise left for verification.</text:span></text:p>
      <text:p text:style-name="Standard"><text:span text:style-name="T12">Once the post is approved, both posts are considered identical and left upon users to up-vote or down-vote. <text:s/>The post with considerably large negative response are considered <text:s/>fake and goes to the trash. </text:span></text:p>
      <text:p text:style-name="Standard"><text:span text:style-name="T12"><text:tab/><text:tab/>(Do we need time limit here?)</text:span></text:p>
      <text:p text:style-name="P14"/>
      <text:p text:style-name="Standard"><text:span text:style-name="T13">Rules to write a post:</text:span></text:p>
      <text:list xml:id="list1510537455" text:style-name="WWNum6">
        <text:list-item>
          <text:p text:style-name="P18"><text:span text:style-name="T12">A victim can write only one post in 24 hours for himself.</text:span></text:p>
        </text:list-item>
        <text:list-item>
          <text:p text:style-name="P18"><text:span text:style-name="T12">24 hour rule applies to all post written for oneself.</text:span></text:p>
        </text:list-item>
        <text:list-item>
          <text:p text:style-name="P18"><text:span text:style-name="T12">Maximum 3 posts can be written for someone in 24 hours. This limit can be extended, based on situation if required.</text:span></text:p>
        </text:list-item>
        <text:list-item>
          <text:p text:style-name="P18"><text:span text:style-name="T12">Even volunteer members can write post for themselves, at the end of the day no one’s life is disaster proof.</text:span></text:p>
        </text:list-item>
        <text:list-item>
          <text:p text:style-name="P18"><text:span text:style-name="T12">Video post cannot exceed 30s.</text:span></text:p>
        </text:list-item>
        <text:list-item>
          <text:p text:style-name="P18"><text:span text:style-name="T12">Maximum 3 images can be attached to a post.</text:span></text:p>
        </text:list-item>
      </text:list>
      <text:p text:style-name="P12"/>
      <text:p text:style-name="Standard"><text:span text:style-name="T13">Who can up-vote and down-vote a post?</text:span></text:p>
      <text:p text:style-name="Standard"><text:span text:style-name="T12">-You must be signed in, doesn’t matter you are a volunteer or not but must be a member. If your profile doesn’t match with information of the post i.e. you can’t vote or verify your own post or a post liked to your family.</text:span></text:p>
      <text:p text:style-name="P12"/>
      <text:p text:style-name="P12"/>
      <text:p text:style-name="Standard"><text:span text:style-name="T13">How to define a member’s radius of influence?</text:span></text:p>
      <text:p text:style-name="Standard"><text:span text:style-name="T12">-If the origin of post is within certain radius from the permanent address of the member, he/she can vote on a post whereas the radius of influence is determined by multiple factors like population density, metro-city, municipality or village municipal.</text:span></text:p>
      <text:p text:style-name="P12"/>
      <text:p text:style-name="Standard"><text:span text:style-name="T13"><text:tab/><text:tab/>Post Verification Notification (Sample):</text:span></text:p>
      <text:p text:style-name="Standard"><text:span text:style-name="T12">Name of effected person</text:span></text:p>
      <text:p text:style-name="Standard"><text:span text:style-name="T12">Address: Location of post + from the record or location entered by post generator.</text:span></text:p>
      <text:p text:style-name="Standard"><text:span text:style-name="T12">Proof: image or video attached to the post</text:span></text:p>
      <text:p text:style-name="Standard"><text:span text:style-name="T12">Post ID: auto generated</text:span></text:p>
      <text:p text:style-name="Standard"><text:span text:style-name="T12">You one can up-vote or down-vote by simply clicking the associated button.</text:span></text:p>
      <text:p text:style-name="P12"/>
      <text:p text:style-name="P22"/>
      <text:p text:style-name="P12"/>
      <text:p text:style-name="Standard"><text:span text:style-name="T12">For now, let’s assume everything goes as planned which means we have an application that has enough data, large number of members and they can post for help when disaster hits.</text:span></text:p>
      <text:p text:style-name="P12"/>
      <text:p text:style-name="Standard"><text:span text:style-name="T12">Say, <text:s/>a <text:s/>user logged in and found a post urging for help. It was suggested to him based on his location, he happened to have what the victim needed so he decided to help. How will this process go?</text:span></text:p>
      <text:p text:style-name="P12"/>
      <text:p text:style-name="Standard"><text:span text:style-name="T13">He writes a response post <text:s/></text:span><text:span text:style-name="T12">with the ID of the post attached <text:s/>he records a small clip mentioning the things he is going to provide. The victim mentioned in the post gets a unique password related to this response which will be used later. This means the ID is engaged; an engaged ID gets less </text:span><text:soft-page-break/><text:span text:style-name="T12">priority for next 12 hours. If no help was provided on that thread until next 12 hours, it comes back to priority list. </text:span></text:p>
      <text:p text:style-name="Standard"><text:span text:style-name="T12">For now let’s say that he managed to reach the victim and provide some help. <text:s/>Now, for verification we will use password generated after he got engaged in this post . For simplicity we will name the victim A and the person who wants to help him B. There can be two different situations:</text:span></text:p>
      <text:list xml:id="list2679273199" text:style-name="WWNum5">
        <text:list-item>
          <text:p text:style-name="P19"><text:span text:style-name="T12">Post generated by the victim himself or his family member : <text:s/>Both A and B will write a new post connecting to the original thread along with the help provided to A. The post won’t be approved until A enters the password from his profile. </text:span></text:p>
        </text:list-item>
        <text:list-item>
          <text:p text:style-name="P19"><text:span text:style-name="T12">Post generated by someone else: When someone gets engaged on such post, generated password is sent in A’s message box. Once B helps him they write a common post connecting to the original thread and A will enter the password from B’s profile. This entire process will be notified to the person who wrote this post for A.</text:span></text:p>
        </text:list-item>
      </text:list>
      <text:p text:style-name="P16"/>
      <text:p text:style-name="P16"/>
      <text:p text:style-name="P16"/>
      <text:p text:style-name="Standard"><text:span text:style-name="T13">What happens to a post once the victim receives help?</text:span></text:p>
      <text:p text:style-name="Standard"><text:span text:style-name="T13">-</text:span><text:span text:style-name="T12">This will decrease the priority level of that post. Naturally some other post with no help gets more priority. </text:span></text:p>
      <text:p text:style-name="P16"/>
      <text:p text:style-name="Standard"><text:span text:style-name="T13">How to measure priority index?</text:span></text:p>
      <text:p text:style-name="Standard"><text:span text:style-name="T13">-</text:span><text:span text:style-name="T12"> It will be measured in a scale of 1-10.</text:span></text:p>
      <text:p text:style-name="Standard"><text:span text:style-name="T8">-</text:span><text:span text:style-name="T11">All unengaged posts have equal priority. A user sees all unengaged posts in the order of his proximity.</text:span></text:p>
      <text:p text:style-name="Standard"><text:span text:style-name="T11">-Once a thread is engaged, it gets less priority for next 15 hours.</text:span></text:p>
      <text:p text:style-name="Standard"><text:span text:style-name="T11"><text:tab/>First </text:span></text:p>
      <text:p text:style-name="Standard"><text:span text:style-name="T11"><text:tab/><text:tab/>2 hours <text:tab/><text:tab/>2 points</text:span></text:p>
      <text:p text:style-name="Standard"><text:span text:style-name="T11"><text:tab/><text:tab/>5 hours <text:tab/><text:tab/>4 points</text:span></text:p>
      <text:p text:style-name="Standard"><text:span text:style-name="T11"><text:tab/><text:tab/>7 hours <text:tab/><text:tab/>6 points</text:span></text:p>
      <text:p text:style-name="Standard"><text:span text:style-name="T11"><text:tab/><text:tab/>10 hours <text:tab/><text:tab/>8 points</text:span></text:p>
      <text:p text:style-name="Standard"><text:span text:style-name="T11"><text:tab/><text:tab/>12 hours <text:tab/><text:tab/>10 points</text:span></text:p>
      <text:p text:style-name="Standard"><text:span text:style-name="T11">- If the engaged thread receives no help in next 12 hours it is back to the top priority again.</text:span></text:p>
      <text:p text:style-name="Standard"><text:span text:style-name="T11">- If the victim gets some help then priority reduces based on the amount of help he got.</text:span></text:p>
      <text:p text:style-name="Standard"><text:span text:style-name="T11"><text:tab/>Items got in percent:</text:span></text:p>
      <text:p text:style-name="Standard"><text:span text:style-name="T11"><text:tab/><text:tab/><text:tab/><text:tab/>100<text:tab/><text:tab/>0 points </text:span></text:p>
      <text:p text:style-name="Standard"><text:span text:style-name="T11"><text:tab/><text:tab/><text:tab/><text:tab/>80<text:tab/><text:tab/>2 points</text:span></text:p>
      <text:p text:style-name="Standard"><text:span text:style-name="T11"><text:tab/><text:tab/><text:tab/><text:tab/>60 <text:tab/><text:tab/>4 points</text:span></text:p>
      <text:p text:style-name="Standard"><text:span text:style-name="T11"><text:tab/><text:tab/><text:tab/><text:tab/>40<text:tab/><text:tab/>6 points</text:span></text:p>
      <text:p text:style-name="P20"/>
      <text:p text:style-name="Standard"><text:span text:style-name="T11"><text:tab/><text:tab/><text:tab/><text:tab/>below is considered no help provided as maximum limit is of three items. As the limit of items increase, this indexing scheme will also change accordingly.</text:span></text:p>
      <text:p text:style-name="Standard"><text:span text:style-name="T11"><text:tab/><text:tab/></text:span></text:p>
      <text:p text:style-name="P21"/>
      <text:p text:style-name="P16"/>
      <text:p text:style-name="P7"/>
      <text:p text:style-name="Standard">“I have assumed that everything goes as planned here, well that is definitely not the case in real world. Disaster itself means a time of complete chaos and everything cannot be planned and it is very difficult to predict human behaviour. ”</text:p>
      <text:p text:style-name="Standard"/>
      <text:p text:style-name="Standard"><text:tab/><text:tab/><text:tab/>“Things always don’t move in a straight li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weight="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18:51:13</meta:creation-date>
    <dc:language>en-US</dc:language>
    <dc:date>2020-07-06T00:12:31</dc:date>
    <meta:editing-cycles>3</meta:editing-cycles>
    <meta:editing-duration>PT12M</meta:editing-duration>
    <meta:generator>LibreOffice/6.0.7.3$Linux_X86_64 LibreOffice_project/00m0$Build-3</meta:generator>
    <meta:document-statistic meta:table-count="0" meta:image-count="0" meta:object-count="0" meta:page-count="4" meta:paragraph-count="127" meta:word-count="1455" meta:character-count="8384" meta:non-whitespace-character-count="6986"/>
  </office:meta>
</office:document-meta>
</file>